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Text_20_body" style:list-style-name="L3">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02:29: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list text:style-name="L1">
        <text:list-item>
          <text:p text:style-name="P1">Create a new projec,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y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all integers between 1 and 100 but do not display numbers between 10-20 and 40-60.</text:p>
        </text:list-item>
        <text:list-item>
          <text:p text:style-name="P8"><text:span text:style-name="NormalTok">Hello World</text:span> ten times.</text:p>
        </text:list-item>
        <text:list-item>
          <text:p text:style-name="P8">10 rows of text where <text:span text:style-name="NormalTok">Hello</text:span> is displayed on every other row and <text:span text:style-name="NormalTok">World</text:span> on every other row</text:p>
        </text:list-item>
        <text:list-item>
          <text:p text:style-name="P8">value that decreases by 0.5 on each iteration. Start from 10.0 and iterate as long as the value remains positive.</text:p>
        </text:list-item>
      </text:list>
      <text:p text:style-name="First_20_paragraph">In these problems you will need to ask for user for input then perform described actions on the input.</text:p>
      <text:list text:style-name="L3">
        <text:list-item>
          <text:p text:style-name="P9">Ask the user for a positive integer value (1 or greater). After the user provides a number, compute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user</text:p>
        </text:list-item>
        <text:list-item>
          <text:p text:style-name="P9">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list-item>
      </text:list>
      <text:h text:style-name="Heading_20_1" text:outline-level="1"><text:bookmark-start text:name="do-while-loops"/>Do while Loops<text:bookmark-end text:name="do-while-loops"/></text:h>
      <text:p text:style-name="First_20_paragraph">Before writing code, think through the following problems:</text:p>
      <text:list text:style-name="L4">
        <text:list-item>
          <text:p text:style-name="P10">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10">Can you think of a problem where you can use <text:span text:style-name="KeywordTok">while</text:span> but not <text:span text:style-name="KeywordTok">do</text:span><text:span text:style-name="NormalTok"><text:s text:c="1"/></text:span><text:span text:style-name="KeywordTok">while</text:span> loop?</text:p>
        </text:list-item>
      </text:list>
      <text:p text:style-name="First_20_paragraph">Next solve the following problems using a do while loop:</text:p>
      <text:list text:style-name="L5">
        <text:list-item>
          <text:p text:style-name="P11">Display numbers 0 to 50.</text:p>
        </text:list-item>
        <text:list-item>
          <text:p text:style-name="P11">Display numbers 30 to -20.</text:p>
        </text:list-item>
        <text:list-item>
          <text:p text:style-name="P11">Write a do while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list-item>
        <text:list-item>
          <text:p text:style-name="P11">Ask user to enter integers. Keep track of the largest value user enters. After user indicates they are done, display the largest value user entered. If user did not enter any integers display <text:span text:style-name="NormalTok">You did not enter anything</text:span><text:span text:style-name="OperatorTok">.</text:span></text:p>
        </text:list-item>
      </text:list>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12">int number = 0;</text:p>
      <text:p text:style-name="P13">while (number &lt;=5) {</text:p>
      <text:p text:style-name="P14">Console.WriteLine("Hi!");</text:p>
      <text:p text:style-name="P15">Console.WriteLine(number);</text:p>
      <text:p text:style-name="P16">}</text:p>
      <text:p text:style-name="P17">int number1 = 0, number = 0;</text:p>
      <text:p text:style-name="P18">while (number &lt;=5) {</text:p>
      <text:p text:style-name="P19">Console.WriteLine("Hi!");</text:p>
      <text:p text:style-name="P20">Console.WriteLine(number);</text:p>
      <text:p text:style-name="P21">number1++;</text:p>
      <text:p text:style-name="P22">}</text:p>
      <text:p text:style-name="P23">int number = 0;</text:p>
      <text:p text:style-name="P24">while (number &lt;=5);</text:p>
      <text:p text:style-name="P25">{</text:p>
      <text:p text:style-name="P26">Console.WriteLine("Hi!");</text:p>
      <text:p text:style-name="P27">Console.WriteLine(number);</text:p>
      <text:p text:style-name="P28">number++;</text:p>
      <text:p text:style-name="P29">}</text:p>
      <text:p text:style-name="P30">int number = 0;</text:p>
      <text:p text:style-name="P31">while (number &lt;=5)</text:p>
      <text:p text:style-name="P32">Console.WriteLine("Hi!");</text:p>
      <text:p text:style-name="P33">Console.WriteLine(number);</text:p>
      <text:p text:style-name="P34">number++;</text:p>
      <text:p text:style-name="P35">int number = 0;</text:p>
      <text:p text:style-name="P36">while (number &lt;= 5)</text:p>
      <text:p text:style-name="P37">{</text:p>
      <text:p text:style-name="P38">Console.WriteLine("Hi!");</text:p>
      <text:p text:style-name="P39">Console.WriteLine(number);</text:p>
      <text:p text:style-name="P40">}</text:p>
      <text:p text:style-name="P41">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29:39Z</meta:creation-date>
    <dc:date>2021-06-15T06:29:39Z</dc:date>
    <meta:user-defined meta:name="date" meta:value-type="string">June  15, 2021 (02:29: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